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LanguagesHelper.getLanguag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LanguagesHelper.getLangu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LanguagesHelper.getDocument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LanguagesHelper.DocumentLanguagesHelper( Map objectModel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LanguagesHelper.getUrl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LanguagesHelper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